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56cm" svg:height="8.3cm" svg:x="0.2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9-22T14:43:53.490528803</dc:date>
    <meta:editing-duration>PT3M11S</meta:editing-duration>
    <meta:editing-cycles>2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757cm" svg:height="8.301cm" xlink:href="." xlink:type="simple" chart:class="chart:scatter" chart:style-name="ch1">
        <chart:plot-area chart:style-name="ch2" chart:data-source-has-labels="both" svg:x="0.295cm" svg:y="0.166cm" svg:width="14.167cm" svg:height="7.969cm">
          <chartooo:coordinate-region svg:x="0.837cm" svg:y="0.365cm" svg:width="13.531cm" svg:height="7.571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63507348203432">
                <text:p>-0.9635073482034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6.12323399573677E-016">
                <text:p>6.12323399573677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